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D9000000FED2F3EFC3.svm" manifest:media-type=""/>
  <manifest:file-entry manifest:full-path="Pictures/2000000100000118000000D80C1E522F.svm" manifest:media-type=""/>
  <manifest:file-entry manifest:full-path="Pictures/2000000100000287000000F61DFF7E19.svm" manifest:media-type=""/>
  <manifest:file-entry manifest:full-path="Pictures/2000000100000338000000FE1D166CC0.svm" manifest:media-type=""/>
  <manifest:file-entry manifest:full-path="Pictures/2000000100000327000000FE6AAAAE7B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2690000013145689BC3.svm" manifest:media-type=""/>
  <manifest:file-entry manifest:full-path="Pictures/200000020000027A000000FBFD08D174.eps" manifest:media-type=""/>
  <manifest:file-entry manifest:full-path="Pictures/200000010000027A000000FAF273B88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8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TexMathsArgs="12§display§\SI{1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98cm" svg:height="3.555cm" svg:x="1.875cm" svg:y="0.239cm">
          <draw:image xlink:href="Pictures/200000020000027A000000FBFD08D174.eps" xlink:type="simple" xlink:show="embed" xlink:actuate="onLoad">
            <text:p/>
          </draw:image>
        </draw:frame>
        <draw:frame draw:style-name="gr2" draw:text-style-name="P1" draw:layer="layout" svg:width="0.739cm" svg:height="0.365cm" svg:x="10.885cm" svg:y="1.73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49cm" svg:height="0.258cm" svg:x="9.543cm" svg:y="1.214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967cm" svg:height="0.304cm" svg:x="9.209cm" svg:y="0.542cm">
          <draw:image xlink:href="Pictures/2000000100000327000000FE6AAAAE7B.svm" xlink:type="simple" xlink:show="embed" xlink:actuate="onLoad">
            <text:p/>
          </draw:image>
        </draw:frame>
        <draw:frame draw:style-name="gr5" draw:text-style-name="P1" draw:layer="layout" svg:width="0.76cm" svg:height="0.299cm" svg:x="9.209cm" svg:y="2.743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967cm" svg:height="0.304cm" svg:x="4.676cm" svg:y="2.733cm">
          <draw:image xlink:href="Pictures/2000000100000327000000FE6AAAAE7B.svm" xlink:type="simple" xlink:show="embed" xlink:actuate="onLoad">
            <text:p/>
          </draw:image>
        </draw:frame>
        <draw:frame draw:style-name="gr6" draw:text-style-name="P1" draw:layer="layout" svg:width="0.988cm" svg:height="0.304cm" svg:x="2.604cm" svg:y="2.733cm">
          <draw:image xlink:href="Pictures/2000000100000338000000FE1D166CC0.svm" xlink:type="simple" xlink:show="embed" xlink:actuate="onLoad">
            <text:p/>
          </draw:image>
        </draw:frame>
        <draw:frame draw:style-name="gr7" draw:text-style-name="P1" draw:layer="layout" svg:width="0.775cm" svg:height="0.294cm" svg:x="2.723cm" svg:y="1.481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1" draw:layer="layout" svg:width="0.335cm" svg:height="0.258cm" svg:x="1.511cm" svg:y="2.652cm">
          <draw:image xlink:href="Pictures/2000000100000118000000D851DC808A.svm" xlink:type="simple" xlink:show="embed" xlink:actuate="onLoad">
            <text:p/>
          </draw:image>
        </draw:frame>
        <draw:frame draw:style-name="gr9" draw:text-style-name="P1" draw:layer="layout" svg:width="0.335cm" svg:height="0.258cm" svg:x="7.613cm" svg:y="1.796cm">
          <draw:image xlink:href="Pictures/2000000100000118000000D80C1E522F.svm" xlink:type="simple" xlink:show="embed" xlink:actuate="onLoad">
            <text:p/>
          </draw:image>
        </draw:frame>
        <draw:frame draw:style-name="gr9" draw:text-style-name="P1" draw:layer="layout" svg:width="0.335cm" svg:height="0.258cm" svg:x="6.392cm" svg:y="1.925cm">
          <draw:image xlink:href="Pictures/2000000100000118000000D80C1E522F.svm" xlink:type="simple" xlink:show="embed" xlink:actuate="onLoad">
            <text:p/>
          </draw:image>
        </draw:frame>
        <draw:frame draw:style-name="gr10" draw:text-style-name="P2" draw:layer="layout" svg:width="0.869cm" svg:height="0.916cm" svg:x="0.333cm" svg:y="2.72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0" draw:text-style-name="P2" draw:layer="layout" svg:width="1.132cm" svg:height="0.916cm" svg:x="11.213cm" svg:y="2.72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1" draw:text-style-name="P1" draw:layer="layout" svg:width="1.181cm" svg:height="0.304cm" svg:x="6.043cm" svg:y="2.733cm">
          <draw:image xlink:href="Pictures/20000001000003D9000000FED2F3EF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17:07</meta:creation-date>
    <meta:editing-duration>PT2H5M1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7:36:09.979756873</dc:date>
    <meta:document-statistic meta:object-count="14"/>
    <meta:template xlink:type="simple" xlink:actuate="onRequest" xlink:title="kkkFigures" xlink:href="../../../../../.libreoffice/3/user/template/kkkFigures.otg" meta:date="2014-09-10T17:17:07"/>
  </office:meta>
</office:document-meta>
</file>